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1216" calcext:value-type="float">
            <text:p>48.5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2512" calcext:value-type="float">
            <text:p>48.2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8648" calcext:value-type="float">
            <text:p>48.6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996" calcext:value-type="float">
            <text:p>49.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288" calcext:value-type="float">
            <text:p>49.1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996" calcext:value-type="float">
            <text:p>49.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9504" calcext:value-type="float">
            <text:p>48.6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3136" calcext:value-type="float">
            <text:p>48.7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6456" calcext:value-type="float">
            <text:p>48.6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1216" calcext:value-type="float">
            <text:p>48.5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7792" calcext:value-type="float">
            <text:p>48.6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0048" calcext:value-type="float">
            <text:p>48.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4936" calcext:value-type="float">
            <text:p>47.8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3624" calcext:value-type="float">
            <text:p>51.0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6616" calcext:value-type="float">
            <text:p>68.9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2448" calcext:value-type="float">
            <text:p>71.4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8448" calcext:value-type="float">
            <text:p>73.6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2176" calcext:value-type="float">
            <text:p>71.5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8168" calcext:value-type="float">
            <text:p>71.4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904" calcext:value-type="float">
            <text:p>72.0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4024" calcext:value-type="float">
            <text:p>65.7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896" calcext:value-type="float">
            <text:p>62.4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732" calcext:value-type="float">
            <text:p>62.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344" calcext:value-type="float">
            <text:p>62.1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768" calcext:value-type="float">
            <text:p>62.5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048" calcext:value-type="float">
            <text:p>62.4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8656" calcext:value-type="float">
            <text:p>62.3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9408" calcext:value-type="float">
            <text:p>62.3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8176" calcext:value-type="float">
            <text:p>62.3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0264" calcext:value-type="float">
            <text:p>62.3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5608" calcext:value-type="float">
            <text:p>62.3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9992" calcext:value-type="float">
            <text:p>62.4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6672" calcext:value-type="float">
            <text:p>62.5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1432" calcext:value-type="float">
            <text:p>62.5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8696" calcext:value-type="float">
            <text:p>62.7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768" calcext:value-type="float">
            <text:p>62.9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1448" calcext:value-type="float">
            <text:p>63.4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4912" calcext:value-type="float">
            <text:p>63.6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2824" calcext:value-type="float">
            <text:p>63.7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0256" calcext:value-type="float">
            <text:p>63.7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1592" calcext:value-type="float">
            <text:p>63.7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8648" calcext:value-type="float">
            <text:p>63.8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1312" calcext:value-type="float">
            <text:p>61.5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2340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28" meta:object-count="0"/>
    <meta:user-defined meta:name="AppVersion">3.0</meta:user-defined>
  </office:meta>
</office:document-meta>
</file>